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>
      <style:text-properties fo:font-weight="normal" fo:background-color="transparent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fo:background-color="transpa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aphic Design Asset List v1.9</text:p>
      <text:p text:style-name="Standard">10/17/13</text:p>
      <text:p text:style-name="P1">Not in order of importance</text:p>
      <text:p text:style-name="P1"/>
      <text:list xml:id="list8108854958037262797" text:style-name="L1">
        <text:list-item>
          <text:p text:style-name="P2">logo/animation for Carnivorous-Exports</text:p>
        </text:list-item>
        <text:list-item>
          <text:p text:style-name="P2">logo for Pix</text:p>
          <text:list>
            <text:list-item>
              <text:p text:style-name="P2">black &amp; white</text:p>
            </text:list-item>
            <text:list-item>
              <text:p text:style-name="P2">pixelated</text:p>
            </text:list-item>
            <text:list-item>
              <text:p text:style-name="P2">guy or forest or villiage or something</text:p>
            </text:list-item>
          </text:list>
        </text:list-item>
        <text:list-item>
          <text:p text:style-name="P2">small square logo/icon for Pix</text:p>
        </text:list-item>
        <text:list-item>
          <text:p text:style-name="P2">terrain typography/design</text:p>
          <text:list>
            <text:list-item>
              <text:p text:style-name="P2">enough space for the five groups (on doc)</text:p>
            </text:list-item>
          </text:list>
        </text:list-item>
        <text:list-item>
          <text:p text:style-name="P3">terrain textures (one angle view)</text:p>
          <text:list>
            <text:list-item>
              <text:p text:style-name="P3">sand</text:p>
            </text:list-item>
            <text:list-item>
              <text:p text:style-name="P3">grass</text:p>
            </text:list-item>
            <text:list-item>
              <text:p text:style-name="P3">dirt</text:p>
            </text:list-item>
            <text:list-item>
              <text:p text:style-name="P3">water</text:p>
            </text:list-item>
            <text:list-item>
              <text:p text:style-name="P3">crops</text:p>
              <text:list>
                <text:list-item>
                  <text:p text:style-name="P3">only the first and last stages of wheat in minecraft</text:p>
                </text:list-item>
                <text:list-item>
                  <text:p text:style-name="P3">seeds are one view, last stage I need top, sides views</text:p>
                </text:list-item>
              </text:list>
            </text:list-item>
            <text:list-item>
              <text:p text:style-name="P3">metal</text:p>
            </text:list-item>
          </text:list>
        </text:list-item>
        <text:list-item>
          <text:p text:style-name="P3">tool/item textures (top, sides, bottom view)</text:p>
          <text:list>
            <text:list-item>
              <text:p text:style-name="P3">shovel</text:p>
            </text:list-item>
            <text:list-item>
              <text:p text:style-name="P3">hammer</text:p>
            </text:list-item>
            <text:list-item>
              <text:p text:style-name="P3">axe</text:p>
            </text:list-item>
            <text:list-item>
              <text:p text:style-name="P3">sword</text:p>
            </text:list-item>
            <text:list-item>
              <text:p text:style-name="P3">gun (pistol)</text:p>
            </text:list-item>
            <text:list-item>
              <text:p text:style-name="P3">bow and arrows (textured independently so I can make the arrow leave the bow)</text:p>
            </text:list-item>
            <text:list-item>
              <text:p text:style-name="P3">anvil</text:p>
            </text:list-item>
            <text:list-item>
              <text:p text:style-name="P3">coat of armor (one kind, to replace body texture)</text:p>
            </text:list-item>
            <text:list-item>
              <text:p text:style-name="P3">meat (one kind)</text:p>
            </text:list-item>
            <text:list-item>
              <text:p text:style-name="P3">bread/grain (one or the other)</text:p>
            </text:list-item>
            <text:list-item>
              <text:p text:style-name="P3">fire (3-5 different textures for a simple .gif)</text:p>
            </text:list-item>
          </text:list>
        </text:list-item>
        <text:list-item>
          <text:p text:style-name="P3">house texture</text:p>
          <text:list>
            <text:list-item>
              <text:p text:style-name="P3">outside (top, sides view)</text:p>
            </text:list-item>
            <text:list-item>
              <text:p text:style-name="P3">inside (top, sides, ceiling view)</text:p>
            </text:list-item>
          </text:list>
        </text:list-item>
        <text:list-item>
          <text:p text:style-name="P3">tree texture (top, sides, bottome view)</text:p>
        </text:list-item>
        <text:list-item>
          <text:p text:style-name="P3">animals (top, side, front view)</text:p>
          <text:list>
            <text:list-item>
              <text:p text:style-name="P3">8-10 animals (generic)</text:p>
            </text:list-item>
          </text:list>
        </text:list-item>
        <text:list-item>
          <text:p text:style-name="P3">people</text:p>
          <text:list>
            <text:list-item>
              <text:p text:style-name="P3">for each<text:span text:style-name="T1"> group (on doc): (front view)</text:span></text:p>
              <text:list>
                <text:list-item>
                  <text:p text:style-name="P2">5-7 eyes</text:p>
                </text:list-item>
                <text:list-item>
                  <text:p text:style-name="P2">4-6 mouths</text:p>
                </text:list-item>
                <text:list-item>
                  <text:p text:style-name="P2">3-4 face structures/shapes (including chin &amp; forhead)</text:p>
                </text:list-item>
                <text:list-item>
                  <text:p text:style-name="P2">6-8 hair styles</text:p>
                </text:list-item>
                <text:list-item>
                  <text:p text:style-name="P2">3-5 face accents (moles, dimples, etc.)</text:p>
                </text:list-item>
                <text:list-item>
                  <text:p text:style-name="P2">4-6 noeses</text:p>
                </text:list-item>
                <text:list-item>
                  <text:p text:style-name="P2">5-7 skin tones</text:p>
                </text:list-item>
                <text:list-item>
                  <text:p text:style-name="P2">"checkered"/see-through background</text:p>
                </text:list-item>
                <text:list-item>
                  <text:p text:style-name="P3"><text:soft-page-break/>body (4-6 for each of the five groups)</text:p>
                  <text:list>
                    <text:list-item>
                      <text:p text:style-name="P3">torso (font, sides, and back view)</text:p>
                    </text:list-item>
                    <text:list-item>
                      <text:p text:style-name="P3">arms (front, sides, and back view)</text:p>
                    </text:list-item>
                    <text:list-item>
                      <text:p text:style-name="P3">legs (front, sides, and back view)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0M7S</meta:editing-duration>
    <meta:editing-cycles>17</meta:editing-cycles>
    <meta:generator>OpenOffice/4.0.0$Win32 OpenOffice.org_project/400m3$Build-9702</meta:generator>
    <dc:date>2013-10-29T10:02:19.82</dc:date>
    <dc:creator>Nate Schultz</dc:creator>
    <meta:document-statistic meta:table-count="0" meta:image-count="0" meta:object-count="0" meta:page-count="2" meta:paragraph-count="52" meta:word-count="262" meta:character-count="1314"/>
    <meta:user-defined meta:name="Info 1"/>
    <meta:user-defined meta:name="Info 2"/>
    <meta:user-defined meta:name="Info 3"/>
    <meta:user-defined meta:name="Info 4"/>
  </office:meta>
</office:document-meta>
</file>